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12cm" fo:min-width="1.904cm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3.3cm"/>
    </style:style>
    <style:style style:name="gr3" style:family="graphic" style:parent-style-name="standard">
      <style:graphic-properties draw:textarea-horizontal-align="justify" draw:textarea-vertical-align="middle" draw:auto-grow-height="false" fo:min-height="1.602cm" fo:min-width="2.92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602cm" fo:min-width="5.89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4cm" svg:height="1.5cm" svg:x="9cm" svg:y="2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.4cm" svg:height="1.5cm" svg:x="8.998cm" svg:y="16.874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7.6cm" svg:height="2.6cm" svg:x="6.9cm" svg:y="4.9cm">
          <text:p text:style-name="P1">model time &gt; </text:p>
          <text:p text:style-name="P1">activation tim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xml:id="id3" draw:id="id3" draw:layer="layout" svg:width="3.7cm" svg:height="2cm" svg:x="8.861cm" svg:y="8.879cm">
          <text:p text:style-name="P1">status = 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2" draw:layer="layout" svg:x1="10.7cm" svg:y1="3.6cm" svg:x2="10.7cm" svg:y2="4.9cm" draw:start-shape="id1" draw:start-glue-point="8" draw:end-shape="id2" draw:end-glue-point="4" svg:d="M10700 3600v1300" svg:viewBox="0 0 1 1301">
          <text:p/>
        </draw:connector>
        <draw:custom-shape draw:style-name="gr5" draw:text-style-name="P1" xml:id="id4" draw:id="id4" draw:layer="layout" svg:width="6.9cm" svg:height="2cm" svg:x="7.261cm" svg:y="12.339cm">
          <text:p text:style-name="P1">start time = model tim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2" draw:layer="layout" svg:x1="10.7cm" svg:y1="7.5cm" svg:x2="10.711cm" svg:y2="8.879cm" draw:start-shape="id2" draw:start-glue-point="6" draw:end-shape="id3" draw:end-glue-point="4" svg:d="M10700 7500v690h11v689" svg:viewBox="0 0 12 1380">
          <text:p/>
        </draw:connector>
        <draw:connector draw:style-name="gr4" draw:text-style-name="P2" draw:layer="layout" svg:x1="10.711cm" svg:y1="10.879cm" svg:x2="10.711cm" svg:y2="12.339cm" draw:start-shape="id3" draw:start-glue-point="6" draw:end-shape="id4" draw:end-glue-point="4" svg:d="M10711 10879v1460" svg:viewBox="0 0 1 1461">
          <text:p/>
        </draw:connector>
        <draw:connector draw:style-name="gr4" draw:text-style-name="P2" draw:layer="layout" svg:x1="10.711cm" svg:y1="14.339cm" svg:x2="10.698cm" svg:y2="16.874cm" draw:start-shape="id4" draw:start-glue-point="6" draw:end-shape="id5" draw:end-glue-point="4" svg:d="M10711 14339v1268h-13v1267" svg:viewBox="0 0 14 2536">
          <text:p/>
        </draw:connector>
        <draw:connector draw:style-name="gr4" draw:text-style-name="P2" draw:layer="layout" draw:line-skew="0cm 3.349cm" svg:x1="14.5cm" svg:y1="6.2cm" svg:x2="10.698cm" svg:y2="16.874cm" draw:start-shape="id2" draw:start-glue-point="7" draw:end-shape="id5" draw:end-glue-point="4" svg:d="M14500 6200h501v9337h-4303v1337" svg:viewBox="0 0 4304 10675">
          <text:p/>
        </draw:connector>
        <draw:frame draw:style-name="gr6" draw:text-style-name="P3" draw:layer="layout" svg:width="2.4cm" svg:height="1.1cm" svg:x="10.9cm" svg:y="7.5cm">
          <draw:text-box>
            <text:p>True</text:p>
          </draw:text-box>
        </draw:frame>
        <draw:frame draw:style-name="gr6" draw:text-style-name="P3" draw:layer="layout" svg:width="2.4cm" svg:height="1.1cm" svg:x="14.2cm" svg:y="5.4cm">
          <draw:text-box>
            <text:p>Fals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7:06:45.085306207</meta:creation-date>
    <dc:date>2019-09-08T17:25:11.538157758</dc:date>
    <meta:editing-duration>PT16M31S</meta:editing-duration>
    <meta:editing-cycles>3</meta:editing-cycles>
    <meta:generator>LibreOffice/6.1.6.3$Linux_X86_64 LibreOffice_project/10$Build-3</meta:generator>
    <meta:document-statistic meta:object-count="12"/>
  </office:meta>
</office:document-meta>
</file>